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</style:style>
    <style:style style:name="gr2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09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.93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25cm" fo:min-width="0.2cm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T1" style:family="text">
      <style:text-properties style:text-position="-33% 58%"/>
    </style:style>
    <style:style style:name="T2" style:family="text">
      <style:text-properties style:text-position="-33% 58%" fo:font-weight="normal" style:font-weight-asian="normal" style:font-weight-complex="normal"/>
    </style:style>
    <style:style style:name="T3" style:family="text">
      <style:text-properties style:text-position="-33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85cm" svg:height="1.977cm" svg:x="9.6cm" svg:y="12.6cm">
          <draw:text-box>
            <text:p>R<text:span text:style-name="T1">3</text:span></text:p>
            <text:p><text:span text:style-name="T1"/></text:p>
          </draw:text-box>
        </draw:frame>
        <draw:g>
          <draw:glue-point draw:id="4" svg:x="-4.828cm" svg:y="-2.346cm"/>
          <draw:glue-point draw:id="5" svg:x="-4.828cm" svg:y="2.296cm"/>
          <draw:custom-shape draw:style-name="gr2" draw:text-style-name="P2" draw:layer="layout" svg:width="2.796cm" svg:height="2.563cm" draw:transform="rotate (1.5707963267949) translate (11.721cm 10.03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" draw:text-style-name="P1" draw:layer="layout" svg:width="0.875cm" svg:height="2.384cm" svg:x="11.712cm" svg:y="7.499cm">
            <draw:text-box>
              <text:p>+</text:p>
              <text:p/>
              <text:p>-</text:p>
            </draw:text-box>
          </draw:frame>
        </draw:g>
        <draw:line draw:style-name="gr4" draw:text-style-name="P3" draw:layer="layout" svg:x1="11.756cm" svg:y1="7.929cm" svg:x2="9.479cm" svg:y2="7.942cm">
          <text:p/>
        </draw:line>
        <draw:frame draw:style-name="gr5" draw:text-style-name="P1" draw:layer="layout" svg:width="1.209cm" svg:height="1.114cm" svg:x="5.4cm" svg:y="6.812cm">
          <draw:text-box>
            <text:p>V<text:span text:style-name="T1">in</text:span></text:p>
          </draw:text-box>
        </draw:frame>
        <draw:g>
          <draw:line draw:style-name="gr4" draw:text-style-name="P3" draw:layer="layout" svg:x1="7.384cm" svg:y1="8.927cm" svg:x2="7.384cm" svg:y2="6.911cm">
            <text:p/>
          </draw:line>
          <draw:line draw:style-name="gr4" draw:text-style-name="P3" draw:layer="layout" svg:x1="7.384cm" svg:y1="8.927cm" svg:x2="7.384cm" svg:y2="6.911cm">
            <text:p/>
          </draw:line>
          <draw:line draw:style-name="gr4" draw:text-style-name="P3" draw:layer="layout" svg:x1="8.285cm" svg:y1="8.927cm" svg:x2="8.285cm" svg:y2="6.911cm">
            <text:p/>
          </draw:line>
          <draw:line draw:style-name="gr4" draw:text-style-name="P3" draw:layer="layout" svg:x1="9.504cm" svg:y1="7.934cm" svg:x2="8.281cm" svg:y2="7.918cm">
            <text:p/>
          </draw:line>
          <draw:line draw:style-name="gr4" draw:text-style-name="P3" draw:layer="layout" svg:x1="7.403cm" svg:y1="7.934cm" svg:x2="6.18cm" svg:y2="7.918cm">
            <text:p/>
          </draw:line>
        </draw:g>
        <draw:g>
          <draw:line draw:style-name="gr4" draw:text-style-name="P3" draw:layer="layout" svg:x1="9.137cm" svg:y1="11.332cm" svg:x2="8.746cm" svg:y2="11.061cm">
            <text:p/>
          </draw:line>
          <draw:line draw:style-name="gr4" draw:text-style-name="P3" draw:layer="layout" svg:x1="9.514cm" svg:y1="10.478cm" svg:x2="8.747cm" svg:y2="11.066cm">
            <text:p/>
          </draw:line>
          <draw:line draw:style-name="gr4" draw:text-style-name="P3" draw:layer="layout" svg:x1="9.529cm" svg:y1="9.345cm" svg:x2="8.734cm" svg:y2="8.778cm">
            <text:p/>
          </draw:line>
          <draw:line draw:style-name="gr4" draw:text-style-name="P3" draw:layer="layout" svg:x1="9.532cm" svg:y1="10.506cm" svg:x2="8.737cm" svg:y2="9.939cm">
            <text:p/>
          </draw:line>
          <draw:line draw:style-name="gr4" draw:text-style-name="P3" draw:layer="layout" svg:x1="9.524cm" svg:y1="9.321cm" svg:x2="8.757cm" svg:y2="9.909cm">
            <text:p/>
          </draw:line>
          <draw:line draw:style-name="gr4" draw:text-style-name="P3" draw:layer="layout" svg:x1="9.496cm" svg:y1="8.174cm" svg:x2="8.729cm" svg:y2="8.762cm">
            <text:p/>
          </draw:line>
          <draw:line draw:style-name="gr4" draw:text-style-name="P3" draw:layer="layout" svg:x1="9.458cm" svg:y1="8.186cm" svg:x2="9.067cm" svg:y2="7.915cm">
            <text:p/>
          </draw:line>
        </draw:g>
        <draw:line draw:style-name="gr4" draw:text-style-name="P3" draw:layer="layout" svg:x1="11.73cm" svg:y1="9.419cm" svg:x2="11.049cm" svg:y2="9.403cm">
          <text:p/>
        </draw:line>
        <draw:line draw:style-name="gr4" draw:text-style-name="P3" draw:layer="layout" svg:x1="11.049cm" svg:y1="12.297cm" svg:x2="11.049cm" svg:y2="9.403cm">
          <text:p/>
        </draw:line>
        <draw:g>
          <draw:line draw:style-name="gr4" draw:text-style-name="P3" draw:layer="layout" svg:x1="11.067cm" svg:y1="14.447cm" svg:x2="10.676cm" svg:y2="14.277cm">
            <text:p/>
          </draw:line>
          <draw:line draw:style-name="gr4" draw:text-style-name="P3" draw:layer="layout" svg:x1="11.444cm" svg:y1="13.91cm" svg:x2="10.677cm" svg:y2="14.28cm">
            <text:p/>
          </draw:line>
          <draw:line draw:style-name="gr4" draw:text-style-name="P3" draw:layer="layout" svg:x1="11.459cm" svg:y1="13.197cm" svg:x2="10.664cm" svg:y2="12.84cm">
            <text:p/>
          </draw:line>
          <draw:line draw:style-name="gr4" draw:text-style-name="P3" draw:layer="layout" svg:x1="11.462cm" svg:y1="13.928cm" svg:x2="10.667cm" svg:y2="13.571cm">
            <text:p/>
          </draw:line>
          <draw:line draw:style-name="gr4" draw:text-style-name="P3" draw:layer="layout" svg:x1="11.454cm" svg:y1="13.182cm" svg:x2="10.687cm" svg:y2="13.552cm">
            <text:p/>
          </draw:line>
          <draw:line draw:style-name="gr4" draw:text-style-name="P3" draw:layer="layout" svg:x1="11.426cm" svg:y1="12.461cm" svg:x2="10.659cm" svg:y2="12.831cm">
            <text:p/>
          </draw:line>
          <draw:line draw:style-name="gr4" draw:text-style-name="P3" draw:layer="layout" svg:x1="11.388cm" svg:y1="12.468cm" svg:x2="10.997cm" svg:y2="12.298cm">
            <text:p/>
          </draw:line>
        </draw:g>
        <draw:g>
          <draw:line draw:style-name="gr4" draw:text-style-name="P3" draw:layer="layout" svg:x1="14cm" svg:y1="11.208cm" svg:x2="14.171cm" svg:y2="10.9cm">
            <text:p/>
          </draw:line>
          <draw:line draw:style-name="gr4" draw:text-style-name="P3" draw:layer="layout" svg:x1="14.529cm" svg:y1="11.527cm" svg:x2="14.169cm" svg:y2="10.901cm">
            <text:p/>
          </draw:line>
          <draw:line draw:style-name="gr4" draw:text-style-name="P3" draw:layer="layout" svg:x1="15.235cm" svg:y1="11.562cm" svg:x2="15.595cm" svg:y2="10.936cm">
            <text:p/>
          </draw:line>
          <draw:line draw:style-name="gr4" draw:text-style-name="P3" draw:layer="layout" svg:x1="14.511cm" svg:y1="11.542cm" svg:x2="14.871cm" svg:y2="10.916cm">
            <text:p/>
          </draw:line>
          <draw:line draw:style-name="gr4" draw:text-style-name="P3" draw:layer="layout" svg:x1="15.25cm" svg:y1="11.558cm" svg:x2="14.89cm" svg:y2="10.932cm">
            <text:p/>
          </draw:line>
          <draw:line draw:style-name="gr4" draw:text-style-name="P3" draw:layer="layout" svg:x1="15.964cm" svg:y1="11.559cm" svg:x2="15.604cm" svg:y2="10.933cm">
            <text:p/>
          </draw:line>
          <draw:line draw:style-name="gr4" draw:text-style-name="P3" draw:layer="layout" svg:x1="15.959cm" svg:y1="11.528cm" svg:x2="16.13cm" svg:y2="11.22cm">
            <text:p/>
          </draw:line>
        </draw:g>
        <draw:line draw:style-name="gr4" draw:text-style-name="P3" draw:layer="layout" svg:x1="17.003cm" svg:y1="11.277cm" svg:x2="16cm" svg:y2="11.3cm">
          <text:p/>
        </draw:line>
        <draw:line draw:style-name="gr4" draw:text-style-name="P3" draw:layer="layout" svg:x1="17.03cm" svg:y1="11.305cm" svg:x2="17.03cm" svg:y2="8.549cm">
          <text:p/>
        </draw:line>
        <draw:line draw:style-name="gr4" draw:text-style-name="P3" draw:layer="layout" svg:x1="18.243cm" svg:y1="8.631cm" svg:x2="14.25cm" svg:y2="8.634cm">
          <text:p/>
        </draw:line>
        <draw:g>
          <draw:line draw:style-name="gr4" draw:text-style-name="P3" draw:layer="layout" svg:x1="18.189cm" svg:y1="8.664cm" svg:x2="18.399cm" svg:y2="8.356cm">
            <text:p/>
          </draw:line>
          <draw:line draw:style-name="gr4" draw:text-style-name="P3" draw:layer="layout" svg:x1="18.838cm" svg:y1="8.983cm" svg:x2="18.396cm" svg:y2="8.357cm">
            <text:p/>
          </draw:line>
          <draw:line draw:style-name="gr4" draw:text-style-name="P3" draw:layer="layout" svg:x1="19.703cm" svg:y1="9.018cm" svg:x2="20.145cm" svg:y2="8.392cm">
            <text:p/>
          </draw:line>
          <draw:line draw:style-name="gr4" draw:text-style-name="P3" draw:layer="layout" svg:x1="18.816cm" svg:y1="8.998cm" svg:x2="19.258cm" svg:y2="8.372cm">
            <text:p/>
          </draw:line>
          <draw:line draw:style-name="gr4" draw:text-style-name="P3" draw:layer="layout" svg:x1="19.722cm" svg:y1="9.014cm" svg:x2="19.28cm" svg:y2="8.388cm">
            <text:p/>
          </draw:line>
          <draw:line draw:style-name="gr4" draw:text-style-name="P3" draw:layer="layout" svg:x1="20.598cm" svg:y1="9.015cm" svg:x2="20.156cm" svg:y2="8.389cm">
            <text:p/>
          </draw:line>
          <draw:line draw:style-name="gr4" draw:text-style-name="P3" draw:layer="layout" svg:x1="20.59cm" svg:y1="8.984cm" svg:x2="20.8cm" svg:y2="8.676cm">
            <text:p/>
          </draw:line>
        </draw:g>
        <draw:line draw:style-name="gr4" draw:text-style-name="P3" draw:layer="layout" svg:x1="22.074cm" svg:y1="10.285cm" svg:x2="22.046cm" svg:y2="8.632cm">
          <text:p/>
        </draw:line>
        <draw:g>
          <draw:line draw:style-name="gr4" draw:text-style-name="P3" draw:layer="layout" svg:x1="21.192cm" svg:y1="11.157cm" svg:x2="22.955cm" svg:y2="11.157cm">
            <text:p/>
          </draw:line>
          <draw:line draw:style-name="gr4" draw:text-style-name="P3" draw:layer="layout" svg:x1="21.192cm" svg:y1="11.157cm" svg:x2="22.955cm" svg:y2="11.157cm">
            <text:p/>
          </draw:line>
          <draw:line draw:style-name="gr4" draw:text-style-name="P3" draw:layer="layout" svg:x1="21.192cm" svg:y1="11.994cm" svg:x2="22.955cm" svg:y2="11.994cm">
            <text:p/>
          </draw:line>
          <draw:line draw:style-name="gr4" draw:text-style-name="P3" draw:layer="layout" svg:x1="22.061cm" svg:y1="13.124cm" svg:x2="22.075cm" svg:y2="11.987cm">
            <text:p/>
          </draw:line>
          <draw:line draw:style-name="gr4" draw:text-style-name="P3" draw:layer="layout" svg:x1="22.061cm" svg:y1="11.174cm" svg:x2="22.075cm" svg:y2="10.037cm">
            <text:p/>
          </draw:line>
        </draw:g>
        <draw:custom-shape draw:style-name="gr6" draw:text-style-name="P2" draw:layer="layout" svg:width="0.348cm" svg:height="0.35cm" svg:x="8.978cm" svg:y="7.7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348cm" svg:height="0.35cm" svg:x="16.861cm" svg:y="8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48cm" svg:height="0.35cm" svg:x="21.904cm" svg:y="8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48cm" svg:height="0.35cm" svg:x="6.029cm" svg:y="7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1.433cm" svg:height="1.977cm" svg:x="22.464cm" svg:y="7.745cm">
          <draw:text-box>
            <text:p>V<text:span text:style-name="T1">out</text:span></text:p>
            <text:p><text:span text:style-name="T1"/></text:p>
          </draw:text-box>
        </draw:frame>
        <draw:frame draw:style-name="gr9" draw:text-style-name="P1" draw:layer="layout" svg:width="2.122cm" svg:height="1.114cm" svg:x="6.943cm" svg:y="5.517cm">
          <draw:text-box>
            <text:p>C<text:span text:style-name="T2">1</text:span></text:p>
          </draw:text-box>
        </draw:frame>
        <draw:frame draw:style-name="gr9" draw:text-style-name="P1" draw:layer="layout" svg:width="1.24cm" svg:height="1.114cm" svg:x="6.998cm" svg:y="10.092cm">
          <draw:text-box>
            <text:p>R<text:span text:style-name="T1">1</text:span></text:p>
          </draw:text-box>
        </draw:frame>
        <draw:frame draw:style-name="gr9" draw:text-style-name="P1" draw:layer="layout" svg:width="2.178cm" svg:height="1.114cm" svg:x="14.522cm" svg:y="11.786cm">
          <draw:text-box>
            <text:p>R<text:span text:style-name="T3">4</text:span></text:p>
          </draw:text-box>
        </draw:frame>
        <draw:frame draw:style-name="gr9" draw:text-style-name="P1" draw:layer="layout" svg:width="2.178cm" svg:height="1.114cm" svg:x="23.093cm" svg:y="11.249cm">
          <draw:text-box>
            <text:p>C<text:span text:style-name="T1">2</text:span></text:p>
          </draw:text-box>
        </draw:frame>
        <draw:frame draw:style-name="gr9" draw:text-style-name="P1" draw:layer="layout" svg:width="1.847cm" svg:height="1.114cm" svg:x="18.904cm" svg:y="7.06cm">
          <draw:text-box>
            <text:p>R<text:span text:style-name="T1">2</text:span></text:p>
          </draw:text-box>
        </draw:frame>
        <draw:line draw:style-name="gr4" draw:text-style-name="P3" draw:layer="layout" svg:x1="13.9cm" svg:y1="11.2cm" svg:x2="11.023cm" svg:y2="11.2cm">
          <text:p/>
        </draw:line>
        <draw:line draw:style-name="gr4" draw:text-style-name="P3" draw:layer="layout" svg:x1="23cm" svg:y1="8.687cm" svg:x2="20.723cm" svg:y2="8.7cm">
          <text:p/>
        </draw:line>
        <draw:custom-shape draw:style-name="gr10" draw:text-style-name="P2" draw:layer="layout" svg:width="0.4cm" svg:height="0.5cm" svg:x="21.9cm" svg:y="8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custom-shape draw:style-name="gr11" draw:text-style-name="P4" draw:layer="layout" svg:width="0.7cm" svg:height="0.5cm" svg:x="10.7cm" svg:y="10.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line draw:style-name="gr4" draw:text-style-name="P3" draw:layer="layout" svg:x1="22.1cm" svg:y1="16cm" svg:x2="22.1cm" svg:y2="12.944cm">
          <text:p/>
        </draw:line>
        <draw:line draw:style-name="gr4" draw:text-style-name="P3" draw:layer="layout" svg:x1="11.1cm" svg:y1="16.1cm" svg:x2="11.1cm" svg:y2="14.4cm">
          <text:p/>
        </draw:line>
        <draw:line draw:style-name="gr4" draw:text-style-name="P3" draw:layer="layout" svg:x1="9.1cm" svg:y1="16.1cm" svg:x2="9.1cm" svg:y2="11.344cm">
          <text:p/>
        </draw:line>
        <draw:line draw:style-name="gr4" draw:text-style-name="P3" draw:layer="layout" svg:x1="22.1cm" svg:y1="16cm" svg:x2="9.007cm" svg:y2="16.103cm">
          <text:p/>
        </draw:line>
        <draw:g>
          <draw:line draw:style-name="gr4" draw:text-style-name="P3" draw:layer="layout" svg:x1="17.098cm" svg:y1="17.357cm" svg:x2="13.091cm" svg:y2="17.382cm">
            <text:p/>
          </draw:line>
          <draw:line draw:style-name="gr4" draw:text-style-name="P3" draw:layer="layout" svg:x1="17.1cm" svg:y1="17.343cm" svg:x2="13.093cm" svg:y2="17.368cm">
            <text:p/>
          </draw:line>
          <draw:line draw:style-name="gr4" draw:text-style-name="P3" draw:layer="layout" svg:x1="14.185cm" svg:y1="17.911cm" svg:x2="16.176cm" svg:y2="17.911cm">
            <text:p/>
          </draw:line>
          <draw:line draw:style-name="gr4" draw:text-style-name="P3" draw:layer="layout" svg:x1="14.723cm" svg:y1="18.385cm" svg:x2="15.68cm" svg:y2="18.385cm">
            <text:p/>
          </draw:line>
          <draw:line draw:style-name="gr4" draw:text-style-name="P3" draw:layer="layout" svg:x1="15.147cm" svg:y1="17.323cm" svg:x2="15.163cm" svg:y2="16.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22T10:49:28.363690391</meta:creation-date>
    <dc:date>2021-06-08T15:40:00.728998232</dc:date>
    <meta:editing-duration>PT43M48S</meta:editing-duration>
    <meta:editing-cycles>5</meta:editing-cycles>
    <meta:generator>LibreOffice/6.0.7.3$Linux_X86_64 LibreOffice_project/00m0$Build-3</meta:generator>
    <meta:document-statistic meta:object-count="80"/>
  </office:meta>
</office:document-meta>
</file>